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2" svg:font-family="Tahoma"/>
    <style:font-face style:name="Tahoma" svg:font-family="Tahoma" style:font-family-generic="swiss"/>
    <style:font-face style:name="Lucida Sans Unicode" style:font-pitch="variable" svg:font-family="'Lucida Sans Unicode'"/>
    <style:font-face style:name="Tahoma1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P1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fr" style:font-style-complex="normal" fo:letter-spacing="normal" style:font-name-asian="Lucida Sans Unicode" style:country-asian="none" style:letter-kerning="false" style:font-name-complex="Tahoma1" style:text-position="0% 100%" style:text-underline-style="none" style:text-emphasize="none" style:font-name="Tahoma" style:language-asian="zxx" style:font-weight-asian="normal" style:text-scale="100%" style:text-underline-mode="continuous" style:font-weight-complex="normal" style:font-relief="none" style:text-outline="false" style:font-size-complex="12pt" style:text-line-through-style="none" style:font-style-asian="normal" fo:country="BE" style:font-size-asian="12pt" fo:text-shadow="none" style:text-line-through-mode="continuous" style:language-complex="zxx" fo:font-size="10pt" style:country-complex="none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/>
      <text:p text:style-name="Text_20_body">Standard</text:p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2" svg:font-family="Tahoma"/>
    <style:font-face style:name="Tahoma" svg:font-family="Tahoma" style:font-family-generic="swiss"/>
    <style:font-face style:name="Lucida Sans Unicode" style:font-pitch="variable" svg:font-family="'Lucida Sans Unicode'"/>
    <style:font-face style:name="Tahoma1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1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1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2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2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2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Gaetan Delannay</meta:initial-creator>
    <meta:creation-date>2006-10-19T09:20:48</meta:creation-date>
    <dc:date>2009-02-17T12:36:26.30</dc:date>
    <dc:language>fr-BE</dc:language>
    <meta:editing-cycles>5</meta:editing-cycles>
    <meta:editing-duration>PT5M43S</meta:editing-duration>
    <meta:document-statistic meta:table-count="0" meta:image-count="0" meta:object-count="0" meta:page-count="1" meta:paragraph-count="3" meta:word-count="5" meta:character-count="25"/>
    <meta:user-defined meta:name="Info 1"/>
    <meta:user-defined meta:name="Info 2"/>
    <meta:user-defined meta:name="Info 3"/>
    <meta:user-defined meta:name="Info 4"/>
  </office:meta>
</office:document-meta>
</file>